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2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42424" loext:opacity="100%" style:font-name="sohne" fo:font-size="9.60000038146973pt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ohne" fo:font-size="9.60000038146973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.847cm" fo:margin-bottom="0cm" style:contextual-spacing="false" fo:line-height="140%" fo:orphans="2" fo:widows="2" fo:text-indent="0cm" style:auto-text-indent="false" fo:padding="0.677cm" fo:border="0.06pt solid #e5e5e5"/>
      <style:text-properties fo:font-variant="normal" fo:text-transform="none" fo:color="#242424" loext:opacity="100%" style:font-name="source-code-pro" fo:font-size="8.39999961853027pt" fo:letter-spacing="normal" fo:font-style="normal" fo:font-weight="normal"/>
    </style:style>
    <style:style style:name="P4" style:family="paragraph" style:parent-style-name="Preformatted_20_Text">
      <loext:graphic-properties draw:fill="solid" draw:fill-color="#f9f9f9" draw:opacity="100%"/>
      <style:paragraph-properties fo:margin-left="0cm" fo:margin-right="0cm" fo:margin-top="0.847cm" fo:margin-bottom="0cm" style:contextual-spacing="false" fo:line-height="140%" fo:orphans="2" fo:widows="2" fo:text-indent="0cm" style:auto-text-indent="false" fo:background-color="#f9f9f9" fo:padding="0.677cm" fo:border="0.06pt solid #e5e5e5"/>
      <style:text-properties fo:font-variant="normal" fo:text-transform="none" fo:color="#242424" loext:opacity="100%" style:font-name="source-code-pro" fo:font-size="8.39999961853027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ource-code-pro" fo:font-size="8.39999961853027pt" fo:letter-spacing="normal" fo:font-style="normal" fo:font-weight="normal" officeooo:rsid="000fa772" officeooo:paragraph-rsid="000fa77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0fa772" officeooo:paragraph-rsid="000fa772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style:line-height-at-least="0.593cm" fo:orphans="2" fo:widows="2" fo:text-indent="0cm" style:auto-text-indent="false"/>
      <style:text-properties fo:font-variant="normal" fo:text-transform="none" fo:color="#242424" loext:opacity="100%" style:font-name="source-serif-pro" fo:font-size="10.8000001907349pt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ource-serif-pro" fo:font-size="10.8000001907349pt" fo:font-style="normal" fo:font-weight="normal"/>
    </style:style>
    <style:style style:name="T1" style:family="text">
      <style:text-properties fo:font-variant="normal" fo:text-transform="none" fo:color="#242424" loext:opacity="100%" style:font-name="source-serif-pro" fo:font-size="10.8000001907349pt" fo:letter-spacing="normal" fo:font-style="normal" fo:font-weight="normal"/>
    </style:style>
    <style:style style:name="T2" style:family="text">
      <style:text-properties fo:font-variant="normal" fo:text-transform="none" fo:color="#242424" loext:opacity="100%" style:font-name="source-serif-pro" fo:font-size="10.8000001907349pt" fo:letter-spacing="normal" fo:font-style="normal" fo:font-weight="normal" officeooo:rsid="000fa772"/>
    </style:style>
    <style:style style:name="T3" style:family="text">
      <style:text-properties fo:font-variant="normal" fo:text-transform="none" fo:color="#242424" loext:opacity="100%" style:font-name="source-code-pro" fo:font-size="8.39999961853027pt" fo:letter-spacing="normal" fo:font-style="normal" fo:font-weight="normal" officeooo:rsid="000fa772"/>
    </style:style>
    <style:style style:name="T4" style:family="text">
      <style:text-properties fo:font-variant="normal" fo:text-transform="none" fo:color="#5c2699" loext:opacity="100%" style:font-name="source-code-pro" fo:font-size="8.39999961853027pt" fo:letter-spacing="normal" fo:font-style="normal" fo:font-weight="normal" officeooo:rsid="000fa772"/>
    </style:style>
    <style:style style:name="T5" style:family="text">
      <style:text-properties fo:font-variant="normal" fo:text-transform="none" fo:color="#3f6e74" loext:opacity="100%" style:font-name="source-code-pro" fo:font-size="8.39999961853027pt" fo:letter-spacing="normal" fo:font-style="normal" fo:font-weight="normal" officeooo:rsid="000fa772"/>
    </style:style>
    <style:style style:name="T6" style:family="text">
      <style:text-properties style:font-name="source-serif-pro" fo:font-size="10.8000001907349pt"/>
    </style:style>
    <style:style style:name="T7" style:family="text">
      <style:text-properties style:font-name="source-serif-pro" fo:font-size="10.8000001907349pt" officeooo:rsid="000fa772"/>
    </style:style>
    <style:style style:name="T8" style:family="text">
      <style:text-properties fo:letter-spacing="normal" officeooo:rsid="000fa77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5c2699" loext:opacity="100%"/>
    </style:style>
    <style:style style:name="T11" style:family="text">
      <style:text-properties fo:color="#5c2699" loext:opacity="100%" style:font-name="source-serif-pro" fo:font-size="10.8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ownload the latest version of Apache Spark from the official website (</text:span><text:a xlink:type="simple" xlink:href="https://spark.apache.org/downloads.html" text:style-name="Internet_20_link" text:visited-style-name="Visited_20_Internet_20_Link"><text:span text:style-name="T9">https://spark.apache.org/downloads.html</text:span></text:a><text:span text:style-name="T1">).</text:span></text:p>
      <text:p text:style-name="P6"><text:span text:style-name="T1"/></text:p>
      <text:p text:style-name="P7"><text:span text:style-name="T1">Extract the file and move it to opt</text:span></text:p>
      <text:p text:style-name="P7"><text:span text:style-name="T1"/></text:p>
      <text:p text:style-name="P5"><text:bookmark text:name="3edd"/><text:span text:style-name="T6">sudo </text:span><text:span text:style-name="T11">mv</text:span><text:span text:style-name="T6"> spark-3.2.0-bin-hadoop3.2 /opt/spark</text:span></text:p>
      <text:p text:style-name="Text_20_body"><text:line-break/><text:span text:style-name="T2">before moving create a spark empty file in opt</text:span></text:p>
      <text:p text:style-name="P3"><text:bookmark text:name="9d7f"/><text:span text:style-name="T7">sudo nano ~/.bashrc</text:span></text:p>
      <text:p text:style-name="Text_20_body"><text:line-break/><text:span text:style-name="T2">set up the env variables</text:span></text:p>
      <text:p text:style-name="P8"><text:span text:style-name="T4">export</text:span><text:span text:style-name="T2"> </text:span><text:span text:style-name="T3">SPARK_HOME=/opt/spark</text:span><text:span text:style-name="T2"><text:line-break/></text:span><text:span text:style-name="T4">export</text:span><text:span text:style-name="T2"> </text:span><text:span text:style-name="T3">PATH=</text:span><text:span text:style-name="T5">$PATH</text:span><text:span text:style-name="T3">:</text:span><text:span text:style-name="T5">$SPARK_HOME</text:span><text:span text:style-name="T3">/bin:</text:span><text:span text:style-name="T5">$SPARK_HOME</text:span><text:span text:style-name="T3">/sbin</text:span></text:p>
      <text:p text:style-name="P8"><text:span text:style-name="T2"/></text:p>
      <text:p text:style-name="P10"><text:bookmark text:name="9399"/><text:span text:style-name="T8">Source the updated ~/.bashrc file to apply the changes:</text:span></text:p>
      <text:p text:style-name="P4"><text:bookmark text:name="7617"/><text:span text:style-name="T10">source</text:span> ~/.bashrc</text:p>
      <text:p text:style-name="P8"><text:span text:style-name="T2"/></text:p>
      <text:p text:style-name="P8"><text:span text:style-name="T2"/></text:p>
      <text:h text:style-name="P2" text:outline-level="2"><text:bookmark text:name="0025"/><text:span text:style-name="T7">4. Install PySpark</text:span></text:h>
      <text:p text:style-name="P9"><text:bookmark text:name="4c10"/>Install PySpark using pip:</text:p>
      <text:p text:style-name="P4"><text:bookmark text:name="ff28"/>pip install pyspark</text:p>
      <text:h text:style-name="P1" text:outline-level="2"><text:bookmark text:name="8730"/>5. Verify PySpark Installation</text:h>
      <text:p text:style-name="P4"><text:bookmark text:name="b633"/>pyspark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4:06:54.210555460</meta:creation-date>
    <dc:date>2024-07-10T14:09:26.249609135</dc:date>
    <meta:editing-duration>PT2M32S</meta:editing-duration>
    <meta:editing-cycles>1</meta:editing-cycles>
    <meta:document-statistic meta:table-count="0" meta:image-count="0" meta:object-count="0" meta:page-count="1" meta:paragraph-count="14" meta:word-count="71" meta:character-count="532" meta:non-whitespace-character-count="473"/>
    <meta:generator>LibreOffice/7.3.7.2$Linux_X86_64 LibreOffice_project/30$Build-2</meta:generator>
  </office:meta>
</office:document-meta>
</file>